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leObj1" manifest:media-type="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tyles.xml" manifest:media-type="text/xml"/>
  <manifest:file-entry manifest:full-path="OleObj1" manifest:media-type="application/octet-stream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ibri1" svg:font-family="Calibri"/>
    <style:font-face style:name="Liberation Sans" svg:font-family="'Liberation Sans'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0835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loext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.0972in" fo:margin-bottom="0.0835in" loext:contextual-spacing="false" fo:line-height="100%" fo:text-align="center" style:justify-single-word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6" style:family="paragraph" style:parent-style-name="Standard">
      <style:paragraph-properties fo:margin-top="0.0972in" fo:margin-bottom="0.0835in" loext:contextual-spacing="false" fo:line-height="100%" fo:text-align="center" style:justify-single-word="false"/>
      <style:text-properties style:use-window-font-color="true" style:font-name="Liberation Sans" fo:font-size="14.1000003814697pt" fo:font-weight="bold" fo:background-color="transparent" style:font-name-asian="Liberation Sans" style:font-name-complex="Liberation Sans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Verdana" fo:font-size="12pt" fo:font-weight="normal" fo:background-color="transparent" style:font-name-asian="Verdana" style:font-name-complex="Verdana"/>
    </style:style>
    <style:style style:name="P12" style:family="paragraph" style:parent-style-name="Standard" style:list-style-name="L1">
      <style:paragraph-properties fo:line-height="100%" fo:text-align="start" style:justify-single-word="false"/>
    </style:style>
    <style:style style:name="T1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weight="normal" officeooo:rsid="0018df9b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Verdana" fo:font-size="14pt" fo:font-weight="bold" fo:background-color="transparent" loext:char-shading-value="0" style:font-name-asian="Verdana" style:font-name-complex="Verdana"/>
    </style:style>
    <style:style style:name="T5" style:family="text">
      <style:text-properties style:use-window-font-color="true" style:font-name="Verdana" fo:font-size="18.2000007629395pt" fo:font-weight="bold" fo:background-color="transparent" loext:char-shading-value="0" style:font-name-asian="Verdana" style:font-name-complex="Verdana"/>
    </style:style>
    <style:style style:name="T6" style:family="text">
      <style:text-properties style:use-window-font-color="true" style:font-name="Verdana" fo:font-size="13pt" fo:font-weight="bold" fo:background-color="transparent" loext:char-shading-value="0" style:font-name-asian="Verdana" style:font-name-complex="Verdana"/>
    </style:style>
    <style:style style:name="T7" style:family="text">
      <style:text-properties style:use-window-font-color="true" style:font-name="Verdana" fo:font-size="12pt" fo:font-weight="normal" fo:background-color="transparent" loext:char-shading-value="0" style:font-name-asian="Verdana" style:font-name-complex="Verdana"/>
    </style:style>
    <style:style style:name="T8" style:family="text">
      <style:text-properties fo:color="#999999" style:font-name="Calibri1" fo:font-size="14.1000003814697pt" fo:font-weight="bold" fo:background-color="transparent" loext:char-shading-value="0" style:font-name-asian="Calibri1" style:font-name-complex="Calibri1"/>
    </style:style>
    <style:style style:name="T9" style:family="text">
      <style:text-properties fo:color="#999999" style:font-name="Calibri1" fo:font-size="14pt" fo:font-weight="bold" fo:background-color="transparent" loext:char-shading-value="0" style:font-name-asian="Calibri1" style:font-name-complex="Calibri1"/>
    </style:style>
    <style:style style:name="T10" style:family="text">
      <style:text-properties fo:color="#0000ff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1" style:family="text">
      <style:text-properties officeooo:rsid="00170362"/>
    </style:style>
    <style:style style:name="T12" style:family="text">
      <style:text-properties officeooo:rsid="0018df9b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ole-draw-aspect="1" draw:visible-area-top="0in" draw:visible-area-width="1.9685in" draw:visible-area-height="1.9685in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7902in" svg:y="0.7701in" svg:width="1.4583in" style:rel-width="scale" svg:height="1.4583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4">GridTracker v1.22</text:span><text:span text:style-name="T1">.</text:span><text:span text:style-name="T4">1006</text:span><text:span text:style-name="T5"><text:line-break/></text:span><text:span text:style-name="T6">An Amateur Radio Companion</text:span></text:p>
      <text:p text:style-name="P2"><text:span text:style-name="T8">October 6th</text:span><text:span text:style-name="T9">, 20202</text:span></text:p>
      <text:p text:style-name="P4"/>
      <text:p text:style-name="P5">General Information</text:p>
      <text:p text:style-name="P7"/>
      <text:p text:style-name="P11">We welcome new developers, especially those with a background in JavaScript WebKit development to join us. Any user code contribution is also welcome as well. </text:p>
      <text:p text:style-name="P7"/>
      <text:p text:style-name="P11">As always if you find any bugs or have any suggestions or comments, We welcome those in our Groups.IO and Discord channels. </text:p>
      <text:p text:style-name="P7"/>
      <text:p text:style-name="P6">Changelog</text:p>
      <text:p text:style-name="P8">Main App:</text:p>
      <text:list xml:id="list2796948272" text:style-name="L1">
        <text:list-item>
          <text:p text:style-name="P12"><text:span text:style-name="T2">New option in Settings -&gt; Lookups -&gt; Feature Control -&gt; POTA. <text:s/>When "Enabled", track POTA spots from pota.app and auto-report activations. When "Menu Button" checked and menu button active, show active parks following "Map View </text:span><text:span text:style-name="T3">Filters</text:span><text:span text:style-name="T2">" rules.</text:span></text:p>
        </text:list-item>
        <text:list-item>
          <text:p text:style-name="P9">OAMS spotting fixed for multiple-instances</text:p>
        </text:list-item>
        <text:list-item>
          <text:p text:style-name="P9">St. Maarten continent changed from SA to NA</text:p>
        </text:list-item>
        <text:list-item>
          <text:p text:style-name="P9">DXCC none ( ie: <text:s/>CALL/MM ) no longer counted in Scores or DXCCs stats tabs</text:p>
        </text:list-item>
        <text:list-item>
          <text:p text:style-name="P9">After long window minimize, restore looks correct.</text:p>
        </text:list-item>
        <text:list-item>
          <text:p text:style-name="P9">Fixed dupe check for last QSO partner (chasing bands, not logging)</text:p>
        </text:list-item>
        <text:list-item>
          <text:p text:style-name="P9">Prefixes and direct callsign updates from BIGCTY 2022-09-20</text:p>
        </text:list-item>
      </text:list>
      <text:p text:style-name="P7"/>
      <text:p text:style-name="P8">Call Roster:</text:p>
      <text:list xml:id="list2253660086" text:style-name="L2">
        <text:list-item>
          <text:p text:style-name="P10">Fixed right-click on DXCC not showing DXCC ignore menu</text:p>
        </text:list-item>
        <text:list-item>
          <text:p text:style-name="P10">Fixed "Clear Call Roster On Band Change" bug that caused the roster to blank</text:p>
        </text:list-item>
        <text:list-item>
          <text:p text:style-name="P10">Fixed Age column not sorting correctly</text:p>
        </text:list-item>
        <text:list-item>
          <text:p text:style-name="P10">Fixed County cell not doing lookups when allowed</text:p>
        </text:list-item>
        <text:list-item>
          <text:p text:style-name="P10">Changed County column to show number of potential counties for a callsign</text:p>
        </text:list-item>
        <text:list-item>
          <text:p text:style-name="P10">Add "RR73 as CQ" to Exceptions</text:p>
        </text:list-item>
        <text:list-item>
          <text:p text:style-name="P10">Added 4 new "Master<text:span text:style-name="T11">s</text:span> of Radio Communications" awards from QRZ.com to Award Tracker</text:p>
        </text:list-item>
        <text:list-item>
          <text:p text:style-name="P10">Award Tracker now shows in the Wanted cell the first award that meets criteria</text:p>
        </text:list-item>
        <text:list-item>
          <text:p text:style-name="P10">Instances now horizontal between controls and roster table</text:p>
        </text:list-item>
        <text:list-item>
          <text:p text:style-name="P10">New option in Settings -&gt; Call Roster -&gt; "Call Roster Delay On Focus".. when enabled will delay redraw of roster after decode round(s)</text:p>
        </text:list-item>
      </text:list>
      <text:p text:style-name="P7"/>
      <text:p text:style-name="P7"/>
      <text:p text:style-name="P11">GridTracker is:</text:p>
      <text:p text:style-name="P11">Copyright © 2018-2020 by Stephen ‘Tag’ Loomis</text:p>
      <text:p text:style-name="P11">Copyright © 2020-2022 by GridTracker.org</text:p>
      <text:p text:style-name="P11"><text:soft-page-break/>All rights reserved.</text:p>
      <text:p text:style-name="P7"/>
      <text:p text:style-name="P11">GridTracker uses the OSS compliant BSD 3 Clause License</text:p>
      <text:p text:style-name="P3"><text:span text:style-name="T7">Source code is available at GitLab: </text:span><text:a xlink:type="simple" xlink:href="https://gitlab.com/gridtracker.org/gridtracker" text:style-name="Internet_20_link" text:visited-style-name="Visited_20_Internet_20_Link"><text:span text:style-name="T10">https://gitlab.com/gridtracker.org/gridtracker</text:span></text:a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ibri1" svg:font-family="Calibri"/>
    <style:font-face style:name="Liberation Sans" svg:font-family="'Liberation Sans'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10-06T22:39:54.300166861</dc:date>
    <meta:editing-duration>PT2M26S</meta:editing-duration>
    <meta:editing-cycles>3</meta:editing-cycles>
    <meta:generator>LibreOffice/6.4.7.2$Linux_X86_64 LibreOffice_project/40$Build-2</meta:generator>
    <meta:document-statistic meta:table-count="0" meta:image-count="0" meta:object-count="1" meta:page-count="2" meta:paragraph-count="31" meta:word-count="317" meta:character-count="1921" meta:non-whitespace-character-count="1648"/>
  </office:meta>
</office:document-meta>
</file>